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 officeooo:rsid="000bed43" officeooo:paragraph-rsid="000bed43"/>
    </style:style>
    <style:style style:name="P2" style:family="paragraph" style:parent-style-name="Title">
      <style:text-properties fo:language="pt" fo:country="BR" officeooo:rsid="000bed43" officeooo:paragraph-rsid="000bed43"/>
    </style:style>
    <style:style style:name="P3" style:family="paragraph" style:parent-style-name="Text_20_body">
      <style:text-properties fo:font-size="18pt" fo:language="pt" fo:country="BR" officeooo:rsid="000bed43" officeooo:paragraph-rsid="000bed43" style:font-size-asian="18pt" style:font-size-complex="18pt"/>
    </style:style>
    <style:style style:name="P4" style:family="paragraph" style:parent-style-name="Heading_20_1">
      <style:text-properties fo:language="pt" fo:country="BR" officeooo:rsid="000bed43" officeooo:paragraph-rsid="000bed43"/>
    </style:style>
    <style:style style:name="P5" style:family="paragraph" style:parent-style-name="Heading_20_1">
      <style:text-properties fo:font-size="18pt" fo:language="pt" fo:country="BR" officeooo:rsid="000cfe1a" officeooo:paragraph-rsid="000cfe1a" style:font-size-asian="18pt" style:font-size-complex="18pt"/>
    </style:style>
    <style:style style:name="P6" style:family="paragraph" style:parent-style-name="Heading_20_1">
      <style:text-properties fo:font-size="18pt" fo:language="pt" fo:country="BR" officeooo:rsid="000d70f5" officeooo:paragraph-rsid="000d70f5" style:font-size-asian="18pt" style:font-size-complex="18pt"/>
    </style:style>
    <style:style style:name="P7" style:family="paragraph" style:parent-style-name="Text_20_body">
      <style:text-properties fo:font-size="18pt" fo:language="pt" fo:country="BR" officeooo:rsid="000cfe1a" officeooo:paragraph-rsid="000cfe1a" style:font-size-asian="18pt" style:font-size-complex="18pt"/>
    </style:style>
    <style:style style:name="P8" style:family="paragraph" style:parent-style-name="Text_20_body">
      <style:text-properties fo:font-size="18pt" fo:language="pt" fo:country="BR" officeooo:rsid="000d70f5" officeooo:paragraph-rsid="000d70f5" style:font-size-asian="18pt" style:font-size-complex="18pt"/>
    </style:style>
    <style:style style:name="T1" style:family="text">
      <style:text-properties style:font-name="Liberation Sans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style:font-name="Liberation Sans" fo:font-weight="bold" style:font-name-asian="Noto Sans CJK SC" style:font-weight-asian="bold" style:font-name-complex="Lohit Devanagari1" style:font-weight-complex="bold"/>
    </style:style>
    <style:style style:name="T3" style:family="text">
      <style:text-properties officeooo:rsid="000c71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:</text:p>
      <text:h text:style-name="P4" text:outline-level="1">Livros bibliogr<text:span text:style-name="T1">á</text:span>ficos:</text:h>
      <text:p text:style-name="P3">JavaScript: guia do programador;</text:p>
      <text:p text:style-name="P3">JavaScript: O guia definitivo;</text:p>
      <text:p text:style-name="P3">*<text:span text:style-name="T3">Aprender logica de programação em javascript. Pode ganhar tempo.</text:span></text:p>
      <text:p text:style-name="P3"/>
      <text:h text:style-name="P5" text:outline-level="1">Tipos de dados e Vari<text:span text:style-name="T2">á</text:span>veis:</text:h>
      <text:p text:style-name="P7">Variáveis = armazenar dados, que podem ser mudados ou seja variável;</text:p>
      <text:p text:style-name="P7">“No JS moderno, além de usar a palavra VAR, também usa-se a palavra LET para declarar uma variável.</text:p>
      <text:p text:style-name="P7"/>
      <text:h text:style-name="P6" text:outline-level="1">Data Types:</text:h>
      <text:p text:style-name="P8">Number = números inteiros, decimais, raiz, negativos,</text:p>
      <text:p text:style-name="P8">string = nomes em gerais, CPF é um tipo de string pois usa-se pontos e tals;</text:p>
      <text:p text:style-name="P8">bolean = True and false;</text:p>
      <text:p text:style-name="P8">null = nulo;</text:p>
      <text:p text:style-name="P8">underfined = definido;</text:p>
      <text:p text:style-name="P8">object = Pois JS é uma linguagem referente a POO;</text:p>
      <text:p text:style-name="P8">function = tipo de dados primitivos.</text:p>
      <text:p text:style-name="P8"><text:soft-page-break/>Obs: Para saber qual é o tipo de dados de uma variavel é s’digitar no node ‘typeof var’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6:20:13.267514531</meta:creation-date>
    <meta:editing-duration>PT8M27S</meta:editing-duration>
    <meta:editing-cycles>2</meta:editing-cycles>
    <meta:generator>LibreOffice/7.3.7.2$Linux_X86_64 LibreOffice_project/30$Build-2</meta:generator>
    <dc:date>2023-11-08T16:39:17.496437667</dc:date>
    <meta:document-statistic meta:table-count="0" meta:image-count="0" meta:object-count="0" meta:page-count="2" meta:paragraph-count="17" meta:word-count="124" meta:character-count="724" meta:non-whitespace-character-count="617"/>
  </office:meta>
</office:document-meta>
</file>